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1.7945in"/>
    </style:style>
    <style:style style:name="co5" style:family="table-column">
      <style:table-column-properties fo:break-before="auto" style:column-width="1.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3465in" fo:break-before="auto" style:use-optimal-row-height="true"/>
    </style:style>
    <style:style style:name="ro4" style:family="table-row">
      <style:table-row-properties style:row-height="0.6709in" fo:break-before="auto" style:use-optimal-row-height="true"/>
    </style:style>
    <style:style style:name="ro5" style:family="table-row">
      <style:table-row-properties style:row-height="0.5091in" fo:break-before="auto" style:use-optimal-row-height="true"/>
    </style:style>
    <style:style style:name="ro6" style:family="table-row">
      <style:table-row-properties style:row-height="0.8327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5063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text-position="" style:font-name="Liberation Sans" style:font-name-asian="Droid Sans Fallback" style:font-name-complex="Lohit Marathi"/>
    </style:style>
    <style:style style:name="ce6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Liberation Sans" style:font-name-asian="Droid Sans Fallback" style:font-name-complex="Lohit Marathi"/>
    </style:style>
    <style:style style:name="ce1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14" style:family="table-cell" style:parent-style-name="Default" style:data-style-name="N100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6" style:family="table-cell" style:parent-style-name="Default" style:data-style-name="N100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1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4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</style:style>
    <style:style style:name="ce25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in"/>
    </style:style>
    <style:style style:name="ce26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9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1244" calcext:value-type="float">
            <text:p>8.1244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4" calcext:value-type="float">
            <text:p>8.14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1244" calcext:value-type="float">
            <text:p>8.1244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4" calcext:value-type="float">
            <text:p>8.14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1244" calcext:value-type="float">
            <text:p>8.1244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4" calcext:value-type="float">
            <text:p>8.14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1244" calcext:value-type="float">
            <text:p>8.1244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4" calcext:value-type="float">
            <text:p>8.14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1244" calcext:value-type="float">
            <text:p>8.1244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4" calcext:value-type="float">
            <text:p>8.14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1244" calcext:value-type="float">
            <text:p>8.1244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4" calcext:value-type="float">
            <text:p>8.14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1244" calcext:value-type="float">
            <text:p>8.1244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4" calcext:value-type="float">
            <text:p>8.14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7"/>
        <table:table-column table:style-name="co1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4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2">
          <table:table-cell table:style-name="ce11" office:value-type="string" calcext:value-type="string">
            <text:p>Date</text:p>
          </table:table-cell>
          <table:table-cell table:style-name="ce14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2">
          <table:table-cell table:style-name="ce12" office:value-type="date" office:date-value="2018-06-14" calcext:value-type="date" table:number-columns-spanned="1" table:number-rows-spanned="2">
            <text:p>2018-06-14</text:p>
          </table:table-cell>
          <table:table-cell table:style-name="ce15" office:value-type="string" calcext:value-type="string">
            <text:p>Initial record</text:p>
          </table:table-cell>
          <table:table-cell table:style-name="ce18" table:formula="of:=1318000+1000+150+800+24" office:value-type="float" office:value="1319974" calcext:value-type="float">
            <text:p>1319974</text:p>
          </table:table-cell>
          <table:table-cell table:style-name="ce18" table:formula="of:=1950+24" office:value-type="float" office:value="1974" calcext:value-type="float">
            <text:p>1974</text:p>
          </table:table-cell>
          <table:table-cell table:style-name="ce18" table:number-columns-repeated="4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Globe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GoSakto:100MB Left</text:p>
          </table:table-cell>
          <table:table-cell table:number-columns-repeated="1016"/>
        </table:table-row>
        <table:table-row table:style-name="ro2">
          <table:table-cell table:style-name="ce12" office:value-type="date" office:date-value="2018-06-15" calcext:value-type="date" table:number-columns-spanned="1" table:number-rows-spanned="5">
            <text:p>2018-06-15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table:formula="of:=8+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34" calcext:value-type="float">
            <text:p>134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7-11</text:p>
          </table:table-cell>
          <table:table-cell table:style-name="ce18" table:number-columns-repeated="2"/>
          <table:table-cell table:style-name="ce18" office:value-type="float" office:value="29" calcext:value-type="float">
            <text:p>29</text:p>
          </table:table-cell>
          <table:table-cell table:style-name="ce18" table:number-columns-repeated="2"/>
          <table:table-cell table:style-name="ce18" office:value-type="string" calcext:value-type="string">
            <text:p>Bottled water</text:p>
          </table:table-cell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130+115" office:value-type="float" office:value="245" calcext:value-type="float">
            <text:p>245</text:p>
          </table:table-cell>
          <table:table-cell table:style-name="ce18" table:number-columns-repeated="2"/>
          <table:table-cell table:style-name="ce18" office:value-type="string" calcext:value-type="string">
            <text:p>go'bento</text:p>
            <text:p>Burger King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Globe</text:p>
          </table:table-cell>
          <table:table-cell table:style-name="ce18" table:number-columns-repeated="2"/>
          <table:table-cell table:style-name="ce18" office:value-type="float" office:value="300" calcext:value-type="float">
            <text:p>30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12" office:value-type="date" office:date-value="2018-06-16" calcext:value-type="date">
            <text:p>2018-06-16</text:p>
          </table:table-cell>
          <table:table-cell table:style-name="ce16"/>
          <table:table-cell table:style-name="ce19" table:number-columns-repeated="6"/>
          <table:table-cell table:number-columns-repeated="1016"/>
        </table:table-row>
        <table:table-row table:style-name="ro2">
          <table:table-cell table:style-name="ce12" office:value-type="date" office:date-value="2018-06-17" calcext:value-type="date">
            <text:p>2018-06-17</text:p>
          </table:table-cell>
          <table:table-cell table:style-name="ce15" office:value-type="string" calcext:value-type="string">
            <text:p>Karmen</text:p>
          </table:table-cell>
          <table:table-cell table:style-name="ce18" table:formula="of:=370+51+16" office:value-type="float" office:value="437" calcext:value-type="float">
            <text:p>437</text:p>
          </table:table-cell>
          <table:table-cell table:style-name="ce18" office:value-type="float" office:value="437" calcext:value-type="float">
            <text:p>437</text:p>
          </table:table-cell>
          <table:table-cell table:style-name="ce18" table:number-columns-repeated="4"/>
          <table:table-cell table:number-columns-repeated="1016"/>
        </table:table-row>
        <table:table-row table:style-name="ro3">
          <table:table-cell table:style-name="ce12" office:value-type="date" office:date-value="2018-06-18" calcext:value-type="date" table:number-columns-spanned="1" table:number-rows-spanned="5">
            <text:p>2018-06-18</text:p>
          </table:table-cell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51" calcext:value-type="float">
            <text:p>51</text:p>
          </table:table-cell>
          <table:table-cell table:style-name="ce18" table:number-columns-repeated="2"/>
          <table:table-cell table:style-name="ce18" office:value-type="string" calcext:value-type="string">
            <text:p>Bottled water</text:p>
            <text:p>Cracker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220+90" office:value-type="float" office:value="310" calcext:value-type="float">
            <text:p>310</text:p>
          </table:table-cell>
          <table:table-cell table:style-name="ce18" table:number-columns-repeated="2"/>
          <table:table-cell table:style-name="ce18" office:value-type="string" calcext:value-type="string">
            <text:p>go'bento</text:p>
            <text:p>BreakTalk</text:p>
          </table:table-cell>
          <table:table-cell table:number-columns-repeated="1016"/>
        </table:table-row>
        <table:table-row table:style-name="ro4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25" calcext:value-type="float">
            <text:p>125</text:p>
          </table:table-cell>
          <table:table-cell table:style-name="ce18" table:number-columns-repeated="2"/>
          <table:table-cell table:style-name="ce18" office:value-type="string" calcext:value-type="string">
            <text:p>Bottled water</text:p>
            <text:p>Energy drink</text:p>
            <text:p>2 Cakes</text:p>
            <text:p>Soap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Karmen</text:p>
          </table:table-cell>
          <table:table-cell table:number-columns-repeated="2" table:style-name="ce18" office:value-type="float" office:value="1000" calcext:value-type="float">
            <text:p>1000</text:p>
          </table:table-cell>
          <table:table-cell table:style-name="ce18" table:number-columns-repeated="4"/>
          <table:table-cell table:number-columns-repeated="1016"/>
        </table:table-row>
        <table:table-row table:style-name="ro2">
          <table:table-cell table:style-name="ce12" office:value-type="date" office:date-value="2018-06-19" calcext:value-type="date" table:number-columns-spanned="1" table:number-rows-spanned="8">
            <text:p>2018-06-19</text:p>
          </table:table-cell>
          <table:table-cell table:style-name="ce15" office:value-type="string" calcext:value-type="string">
            <text:p>BDO</text:p>
          </table:table-cell>
          <table:table-cell table:style-name="ce18"/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Globe</text:p>
          </table:table-cell>
          <table:table-cell table:style-name="ce18" table:number-columns-repeated="2"/>
          <table:table-cell table:style-name="ce18" office:value-type="float" office:value="200" calcext:value-type="float">
            <text:p>200</text:p>
          </table:table-cell>
          <table:table-cell table:style-name="ce18" table:number-columns-repeated="3"/>
          <table:table-cell table:number-columns-repeated="1016"/>
        </table:table-row>
        <table:table-row table:style-name="ro5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50" calcext:value-type="float">
            <text:p>150</text:p>
          </table:table-cell>
          <table:table-cell table:style-name="ce18" table:number-columns-repeated="2"/>
          <table:table-cell table:style-name="ce18" office:value-type="string" calcext:value-type="string">
            <text:p>Chicken Nuggets * 2</text:p>
            <text:p>Soybean milk</text:p>
            <text:p>Bottled water</text:p>
          </table:table-cell>
          <table:table-cell table:number-columns-repeated="1016"/>
        </table:table-row>
        <table:table-row table:style-name="ro5">
          <table:covered-table-cell table:style-name="ce12"/>
          <table:table-cell table:style-name="ce15" office:value-type="string" calcext:value-type="string">
            <text:p>Cash &amp; Carry</text:p>
          </table:table-cell>
          <table:table-cell table:style-name="ce18" table:number-columns-repeated="2"/>
          <table:table-cell table:style-name="ce18" office:value-type="float" office:value="80" calcext:value-type="float">
            <text:p>80</text:p>
          </table:table-cell>
          <table:table-cell table:style-name="ce18" table:number-columns-repeated="2"/>
          <table:table-cell table:style-name="ce18" office:value-type="string" calcext:value-type="string">
            <text:p>Hami melon</text:p>
            <text:p>Soft drink</text:p>
            <text:p>Wet wipe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Photoline</text:p>
          </table:table-cell>
          <table:table-cell table:style-name="ce18" table:number-columns-repeated="2"/>
          <table:table-cell table:style-name="ce18" office:value-type="float" office:value="255" calcext:value-type="float">
            <text:p>255</text:p>
          </table:table-cell>
          <table:table-cell table:style-name="ce18" table:number-columns-repeated="3"/>
          <table:table-cell table:number-columns-repeated="1016"/>
        </table:table-row>
        <table:table-row table:style-name="ro5">
          <table:covered-table-cell table:style-name="ce12"/>
          <table:table-cell table:style-name="ce15" office:value-type="string" calcext:value-type="string">
            <text:p>7-11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Sweet Potato</text:p>
            <text:p>Detergent</text:p>
            <text:p>Popsicle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LaoBeiJing</text:p>
          </table:table-cell>
          <table:table-cell table:style-name="ce18" table:number-columns-repeated="2"/>
          <table:table-cell table:style-name="ce18" office:value-type="float" office:value="170" calcext:value-type="float">
            <text:p>17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Tricycle</text:p>
          </table:table-cell>
          <table:table-cell table:style-name="ce18" table:number-columns-repeated="2"/>
          <table:table-cell table:style-name="ce18" office:value-type="float" office:value="50" calcext:value-type="float">
            <text:p>5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12" office:value-type="date" office:date-value="2018-06-20" calcext:value-type="date" table:number-columns-spanned="1" table:number-rows-spanned="5">
            <text:p>2018-06-20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4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50" calcext:value-type="float">
            <text:p>150</text:p>
          </table:table-cell>
          <table:table-cell table:style-name="ce18" table:number-columns-repeated="2"/>
          <table:table-cell table:style-name="ce18" office:value-type="string" calcext:value-type="string">
            <text:p>Banana</text:p>
            <text:p>Bottled water</text:p>
            <text:p>Cracker * 2</text:p>
            <text:p>Busog meal &amp; Rice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office:value-type="float" office:value="130" calcext:value-type="float">
            <text:p>130</text:p>
          </table:table-cell>
          <table:table-cell table:style-name="ce18" table:number-columns-repeated="2"/>
          <table:table-cell table:style-name="ce18" office:value-type="string" calcext:value-type="string">
            <text:p>BreadTalk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Umbrella</text:p>
          </table:table-cell>
          <table:table-cell table:style-name="ce18" table:number-columns-repeated="2"/>
          <table:table-cell table:style-name="ce18" office:value-type="float" office:value="195" calcext:value-type="float">
            <text:p>195</text:p>
          </table:table-cell>
          <table:table-cell table:style-name="ce18" table:number-columns-repeated="3"/>
          <table:table-cell table:number-columns-repeated="1016"/>
        </table:table-row>
        <table:table-row table:style-name="ro6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table:formula="of:=82+90" office:value-type="float" office:value="172" calcext:value-type="float">
            <text:p>172</text:p>
          </table:table-cell>
          <table:table-cell table:style-name="ce18" table:number-columns-repeated="2"/>
          <table:table-cell table:style-name="ce18" office:value-type="string" calcext:value-type="string">
            <text:p>Energy drink * 2</text:p>
            <text:p>Bottled water</text:p>
            <text:p>Hot dog with Rice</text:p>
            <text:p>Cake</text:p>
            <text:p>Banana</text:p>
          </table:table-cell>
          <table:table-cell table:number-columns-repeated="1016"/>
        </table:table-row>
        <table:table-row table:style-name="ro2">
          <table:table-cell table:style-name="ce12" office:value-type="date" office:date-value="2018-06-21" calcext:value-type="date" table:number-columns-spanned="1" table:number-rows-spanned="4">
            <text:p>2018-06-21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85" calcext:value-type="float">
            <text:p>85</text:p>
          </table:table-cell>
          <table:table-cell table:style-name="ce18" table:number-columns-repeated="3"/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180+115" office:value-type="float" office:value="295" calcext:value-type="float">
            <text:p>295</text:p>
          </table:table-cell>
          <table:table-cell table:style-name="ce18" table:number-columns-repeated="2"/>
          <table:table-cell table:style-name="ce18" office:value-type="string" calcext:value-type="string">
            <text:p>go'bento</text:p>
            <text:p>BreadTalk</text:p>
          </table:table-cell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Hotchix with Rice</text:p>
            <text:p/>
          </table:table-cell>
          <table:table-cell table:number-columns-repeated="1016"/>
        </table:table-row>
        <table:table-row table:style-name="ro2">
          <table:table-cell table:style-name="ce12" office:value-type="date" office:date-value="2018-06-22" calcext:value-type="date" table:number-columns-spanned="1" table:number-rows-spanned="5">
            <text:p>2018-06-22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26" calcext:value-type="float">
            <text:p>26</text:p>
          </table:table-cell>
          <table:table-cell table:style-name="ce18" table:number-columns-repeated="3"/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table:formula="of:=120" office:value-type="float" office:value="120" calcext:value-type="float">
            <text:p>120</text:p>
          </table:table-cell>
          <table:table-cell table:style-name="ce18" table:number-columns-repeated="2"/>
          <table:table-cell table:style-name="ce18" office:value-type="string" calcext:value-type="string">
            <text:p>Busog meal &amp; rice</text:p>
            <text:p>Bottled waiter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Movie</text:p>
          </table:table-cell>
          <table:table-cell table:style-name="ce18" table:number-columns-repeated="2"/>
          <table:table-cell table:style-name="ce18" office:value-type="float" office:value="1050" calcext:value-type="float">
            <text:p>1050</text:p>
          </table:table-cell>
          <table:table-cell table:style-name="ce18" table:number-columns-repeated="2"/>
          <table:table-cell table:style-name="ce18" office:value-type="string" calcext:value-type="string">
            <text:p>The Incredibles 2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Karmen</text:p>
          </table:table-cell>
          <table:table-cell table:number-columns-repeated="2" table:style-name="ce18" office:value-type="float" office:value="2000" calcext:value-type="float">
            <text:p>2000</text:p>
          </table:table-cell>
          <table:table-cell table:style-name="ce18" table:number-columns-repeated="4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Dinner</text:p>
          </table:table-cell>
          <table:table-cell table:style-name="ce18" table:number-columns-repeated="2"/>
          <table:table-cell table:style-name="ce18" office:value-type="float" office:value="894" calcext:value-type="float">
            <text:p>894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12" office:value-type="date" office:date-value="2018-06-23" calcext:value-type="date">
            <text:p>2018-06-23</text:p>
          </table:table-cell>
          <table:table-cell table:style-name="ce16"/>
          <table:table-cell table:style-name="ce19" table:number-columns-repeated="6"/>
          <table:table-cell table:number-columns-repeated="1016"/>
        </table:table-row>
        <table:table-row table:style-name="ro2">
          <table:table-cell table:style-name="ce12" office:value-type="date" office:date-value="2018-06-24" calcext:value-type="date">
            <text:p>2018-06-24</text:p>
          </table:table-cell>
          <table:table-cell table:style-name="ce16"/>
          <table:table-cell table:style-name="ce19" table:number-columns-repeated="6"/>
          <table:table-cell table:number-columns-repeated="1016"/>
        </table:table-row>
        <table:table-row table:style-name="ro1">
          <table:table-cell table:style-name="ce12" office:value-type="date" office:date-value="2018-06-25" calcext:value-type="date" table:number-columns-spanned="1" table:number-rows-spanned="7">
            <text:p>2018-06-25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45" calcext:value-type="float">
            <text:p>145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Gcash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Meralco</text:p>
          </table:table-cell>
          <table:table-cell table:number-columns-repeated="1016"/>
        </table:table-row>
        <table:table-row table:style-name="ro7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120+140" office:value-type="float" office:value="260" calcext:value-type="float">
            <text:p>260</text:p>
          </table:table-cell>
          <table:table-cell table:style-name="ce18" table:number-columns-repeated="2"/>
          <table:table-cell table:style-name="ce18" office:value-type="string" calcext:value-type="string">
            <text:p>BreadTalk</text:p>
            <text:p>7-11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Dinner</text:p>
          </table:table-cell>
          <table:table-cell table:style-name="ce18" table:number-columns-repeated="2"/>
          <table:table-cell table:style-name="ce18" table:formula="of:=135+150" office:value-type="float" office:value="285" calcext:value-type="float">
            <text:p>285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Karmen</text:p>
          </table:table-cell>
          <table:table-cell table:number-columns-repeated="2" table:style-name="ce18" office:value-type="float" office:value="1000" calcext:value-type="float">
            <text:p>1000</text:p>
          </table:table-cell>
          <table:table-cell table:style-name="ce18" table:number-columns-repeated="4"/>
          <table:table-cell table:number-columns-repeated="1016"/>
        </table:table-row>
        <table:table-row table:style-name="ro1">
          <table:table-cell table:style-name="ce12" office:value-type="date" office:date-value="2018-06-26" calcext:value-type="date" table:number-columns-spanned="1" table:number-rows-spanned="5">
            <text:p>2018-06-26</text:p>
          </table:table-cell>
          <table:table-cell table:style-name="ce15" office:value-type="string" calcext:value-type="string">
            <text:p>BDO</text:p>
          </table:table-cell>
          <table:table-cell table:style-name="ce18"/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table:number-columns-repeated="2"/>
          <table:table-cell table:style-name="ce18" office:value-type="string" calcext:value-type="string">
            <text:p>Karmen</text:p>
          </table:table-cell>
          <table:table-cell table:number-columns-repeated="1016"/>
        </table:table-row>
        <table:table-row table:style-name="ro8">
          <table:covered-table-cell table:style-name="ce12"/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60" calcext:value-type="float">
            <text:p>60</text:p>
          </table:table-cell>
          <table:table-cell table:style-name="ce18" table:number-columns-repeated="3"/>
          <table:table-cell table:number-columns-repeated="1016"/>
        </table:table-row>
        <table:table-row table:style-name="ro9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20" calcext:value-type="float">
            <text:p>120</text:p>
          </table:table-cell>
          <table:table-cell table:style-name="ce18" table:number-columns-repeated="2"/>
          <table:table-cell table:style-name="ce18" office:value-type="string" calcext:value-type="string">
            <text:p>Energy drink * 2</text:p>
            <text:p>Bottled water</text:p>
            <text:p>Hot dog with Rice</text:p>
          </table:table-cell>
          <table:table-cell table:number-columns-repeated="1016"/>
        </table:table-row>
        <table:table-row table:style-name="ro9">
          <table:covered-table-cell table:style-name="ce12"/>
          <table:table-cell table:style-name="ce15" office:value-type="string" calcext:value-type="string">
            <text:p>7-11</text:p>
          </table:table-cell>
          <table:table-cell table:style-name="ce18" table:number-columns-repeated="2"/>
          <table:table-cell table:style-name="ce18" office:value-type="float" office:value="120" calcext:value-type="float">
            <text:p>120</text:p>
          </table:table-cell>
          <table:table-cell table:style-name="ce18" table:number-columns-repeated="2"/>
          <table:table-cell table:style-name="ce18" office:value-type="string" calcext:value-type="string">
            <text:p>Meal + Rice</text:p>
            <text:p>Bottled water</text:p>
            <text:p>Detergent powder * 2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6-27" calcext:value-type="date" table:number-columns-spanned="1" table:number-rows-spanned="5">
            <text:p>2018-06-27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8" calcext:value-type="float">
            <text:p>8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90" calcext:value-type="float">
            <text:p>90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office:value-type="float" office:value="80" calcext:value-type="float">
            <text:p>8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Bus</text:p>
          </table:table-cell>
          <table:table-cell table:style-name="ce18" table:number-columns-repeated="2"/>
          <table:table-cell table:style-name="ce18" office:value-type="float" office:value="30" calcext:value-type="float">
            <text:p>30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30" calcext:value-type="float">
            <text:p>130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table-cell table:style-name="ce12" office:value-type="date" office:date-value="2018-06-28" calcext:value-type="date" table:number-columns-spanned="1" table:number-rows-spanned="3">
            <text:p>2018-06-28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8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30" calcext:value-type="float">
            <text:p>130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Snack</text:p>
          </table:table-cell>
          <table:table-cell table:style-name="ce18" table:number-columns-repeated="2"/>
          <table:table-cell table:style-name="ce18" office:value-type="float" office:value="110" calcext:value-type="float">
            <text:p>110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table-cell table:style-name="ce12" office:value-type="date" office:date-value="2018-06-29" calcext:value-type="date" table:number-columns-spanned="1" table:number-rows-spanned="2">
            <text:p>2018-06-29</text:p>
          </table:table-cell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2" office:value-type="date" office:date-value="2018-06-30" calcext:value-type="date" table:number-columns-spanned="1" table:number-rows-spanned="3">
            <text:p>2018-06-30</text:p>
          </table:table-cell>
          <table:table-cell table:style-name="ce15" office:value-type="string" calcext:value-type="string">
            <text:p>Water bill</text:p>
          </table:table-cell>
          <table:table-cell table:style-name="ce18" table:number-columns-repeated="2"/>
          <table:table-cell table:style-name="ce18" office:value-type="float" office:value="80" calcext:value-type="float">
            <text:p>80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Karmen</text:p>
          </table:table-cell>
          <table:table-cell table:number-columns-repeated="2" table:style-name="ce18" office:value-type="float" office:value="12000" calcext:value-type="float">
            <text:p>12000</text:p>
          </table:table-cell>
          <table:table-cell table:style-name="ce18" table:number-columns-repeated="4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Rental</text:p>
          </table:table-cell>
          <table:table-cell table:style-name="ce18" table:number-columns-repeated="2"/>
          <table:table-cell table:style-name="ce18" office:value-type="float" office:value="12000" calcext:value-type="float">
            <text:p>12000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4" office:value-type="string" calcext:value-type="string" table:number-columns-spanned="1" table:number-rows-spanned="3">
            <text:p>All</text:p>
          </table:table-cell>
          <table:table-cell table:style-name="ce11" table:formula="of:=SUM([.C2:.C64])" office:value-type="float" office:value="1336411" calcext:value-type="float">
            <text:p>1336411</text:p>
          </table:table-cell>
          <table:table-cell table:style-name="ce11" table:formula="of:=SUM([.D2:.D64])" office:value-type="float" office:value="26411" calcext:value-type="float">
            <text:p>26411</text:p>
          </table:table-cell>
          <table:table-cell table:style-name="ce11" table:formula="of:=SUM([.E2:.E64])" office:value-type="float" office:value="23476" calcext:value-type="float">
            <text:p>23476</text:p>
          </table:table-cell>
          <table:table-cell table:style-name="ce11" table:formula="of:=[.C65]-[.D65]" office:value-type="float" office:value="1310000" calcext:value-type="float">
            <text:p>1310000</text:p>
          </table:table-cell>
          <table:table-cell table:style-name="ce11" table:formula="of:=[.D65]-[.E65]" office:value-type="float" office:value="2935" calcext:value-type="float">
            <text:p>2935</text:p>
          </table:table-cell>
          <table:table-cell table:style-name="ce21" office:value-type="string" calcext:value-type="string">
            <text:p>FOREX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4"/>
          <table:table-cell table:style-name="ce11" table:formula="of:=FLOOR([.C65]/[.H66];1)" office:value-type="float" office:value="164493" calcext:value-type="float">
            <text:p>164493</text:p>
          </table:table-cell>
          <table:table-cell table:style-name="ce11" table:formula="of:=FLOOR([.D65]/[.H66];1)" office:value-type="float" office:value="3250" calcext:value-type="float">
            <text:p>3250</text:p>
          </table:table-cell>
          <table:table-cell table:style-name="ce11" table:formula="of:=FLOOR([.E65]/[.H66];1)" office:value-type="float" office:value="2889" calcext:value-type="float">
            <text:p>2889</text:p>
          </table:table-cell>
          <table:table-cell table:style-name="ce11" table:formula="of:=FLOOR([.F65]/[.H66];1)" office:value-type="float" office:value="161242" calcext:value-type="float">
            <text:p>161242</text:p>
          </table:table-cell>
          <table:table-cell table:style-name="ce11" table:formula="of:=FLOOR([.G65]/[.H66];1)" office:value-type="float" office:value="361" calcext:value-type="float">
            <text:p>361</text:p>
          </table:table-cell>
          <table:table-cell table:style-name="ce22" table:formula="of:=[FOREX.C1]" office:value-type="float" office:value="8.1244" calcext:value-type="float">
            <text:p>8.1244</text:p>
          </table:table-cell>
          <table:table-cell table:number-columns-repeated="1016"/>
        </table:table-row>
        <table:table-row table:style-name="ro2">
          <table:covered-table-cell table:style-name="ce11"/>
          <table:covered-table-cell table:style-name="ce14"/>
          <table:table-cell table:style-name="ce11" table:formula="of:=FLOOR([.C65]/[.H67];1)" office:value-type="float" office:value="164178" calcext:value-type="float">
            <text:p>164178</text:p>
          </table:table-cell>
          <table:table-cell table:style-name="ce11" table:formula="of:=FLOOR([.D65]/[.H67];1)" office:value-type="float" office:value="3244" calcext:value-type="float">
            <text:p>3244</text:p>
          </table:table-cell>
          <table:table-cell table:style-name="ce11" table:formula="of:=FLOOR([.E65]/[.H67];1)" office:value-type="float" office:value="2884" calcext:value-type="float">
            <text:p>2884</text:p>
          </table:table-cell>
          <table:table-cell table:style-name="ce11" table:formula="of:=FLOOR([.F65]/[.H67];1)" office:value-type="float" office:value="160933" calcext:value-type="float">
            <text:p>160933</text:p>
          </table:table-cell>
          <table:table-cell table:style-name="ce20" table:formula="of:=FLOOR([.G65]/[.H67];1)" office:value-type="float" office:value="360" calcext:value-type="float">
            <text:p>360</text:p>
          </table:table-cell>
          <table:table-cell table:style-name="ce23" table:formula="of:=[FOREX.C2]" office:value-type="float" office:value="8.14" calcext:value-type="float">
            <text:p>8.14</text:p>
          </table:table-cell>
          <table:table-cell table:number-columns-repeated="1016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table:table-column table:style-name="co1" table:number-columns-repeated="3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5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7-01" calcext:value-type="date" table:number-columns-spanned="1" table:number-rows-spanned="2">
            <text:p>2018-07-0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2" calcext:value-type="date" table:number-columns-spanned="1" table:number-rows-spanned="2">
            <text:p>2018-07-0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3" calcext:value-type="date" table:number-columns-spanned="1" table:number-rows-spanned="2">
            <text:p>2018-07-0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4" calcext:value-type="date" table:number-columns-spanned="1" table:number-rows-spanned="2">
            <text:p>2018-07-0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5" calcext:value-type="date" table:number-columns-spanned="1" table:number-rows-spanned="2">
            <text:p>2018-07-0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6" calcext:value-type="date" table:number-columns-spanned="1" table:number-rows-spanned="2">
            <text:p>2018-07-0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7" calcext:value-type="date" table:number-columns-spanned="1" table:number-rows-spanned="2">
            <text:p>2018-07-0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8" calcext:value-type="date" table:number-columns-spanned="1" table:number-rows-spanned="2">
            <text:p>2018-07-0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9" calcext:value-type="date" table:number-columns-spanned="1" table:number-rows-spanned="2">
            <text:p>2018-07-0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0" calcext:value-type="date" table:number-columns-spanned="1" table:number-rows-spanned="2">
            <text:p>2018-07-1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1" calcext:value-type="date" table:number-columns-spanned="1" table:number-rows-spanned="2">
            <text:p>2018-07-1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2" calcext:value-type="date" table:number-columns-spanned="1" table:number-rows-spanned="2">
            <text:p>2018-07-1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3" calcext:value-type="date" table:number-columns-spanned="1" table:number-rows-spanned="2">
            <text:p>2018-07-1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4" calcext:value-type="date" table:number-columns-spanned="1" table:number-rows-spanned="2">
            <text:p>2018-07-1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5" calcext:value-type="date" table:number-columns-spanned="1" table:number-rows-spanned="2">
            <text:p>2018-07-1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6" calcext:value-type="date" table:number-columns-spanned="1" table:number-rows-spanned="2">
            <text:p>2018-07-1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7" calcext:value-type="date" table:number-columns-spanned="1" table:number-rows-spanned="2">
            <text:p>2018-07-1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8" calcext:value-type="date" table:number-columns-spanned="1" table:number-rows-spanned="2">
            <text:p>2018-07-1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9" calcext:value-type="date" table:number-columns-spanned="1" table:number-rows-spanned="2">
            <text:p>2018-07-1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0" calcext:value-type="date" table:number-columns-spanned="1" table:number-rows-spanned="2">
            <text:p>2018-07-2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1" calcext:value-type="date" table:number-columns-spanned="1" table:number-rows-spanned="2">
            <text:p>2018-07-2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2" calcext:value-type="date" table:number-columns-spanned="1" table:number-rows-spanned="2">
            <text:p>2018-07-2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3" calcext:value-type="date" table:number-columns-spanned="1" table:number-rows-spanned="2">
            <text:p>2018-07-2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4" calcext:value-type="date" table:number-columns-spanned="1" table:number-rows-spanned="2">
            <text:p>2018-07-2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5" calcext:value-type="date" table:number-columns-spanned="1" table:number-rows-spanned="2">
            <text:p>2018-07-2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6" calcext:value-type="date" table:number-columns-spanned="1" table:number-rows-spanned="2">
            <text:p>2018-07-2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7" calcext:value-type="date" table:number-columns-spanned="1" table:number-rows-spanned="2">
            <text:p>2018-07-2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8" calcext:value-type="date" table:number-columns-spanned="1" table:number-rows-spanned="2">
            <text:p>2018-07-2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9" calcext:value-type="date" table:number-columns-spanned="1" table:number-rows-spanned="2">
            <text:p>2018-07-2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30" calcext:value-type="date" table:number-columns-spanned="1" table:number-rows-spanned="2">
            <text:p>2018-07-3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24" office:value-type="date" office:date-value="2018-07-31" calcext:value-type="date" table:number-columns-spanned="1" table:number-rows-spanned="2">
            <text:p>2018-07-3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25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0" calcext:value-type="float">
            <text:p>0</text:p>
          </table:table-cell>
          <table:table-cell table:style-name="ce11" table:formula="of:=SUM([.D2:.D63])" office:value-type="float" office:value="0" calcext:value-type="float">
            <text:p>0</text:p>
          </table:table-cell>
          <table:table-cell table:style-name="ce11" table:formula="of:=SUM([.E2:.E63])" office:value-type="float" office:value="0" calcext:value-type="float">
            <text:p>0</text:p>
          </table:table-cell>
          <table:table-cell table:style-name="ce11" table:formula="of:=['201806'.F65]+[.C64]-[.D64]" office:value-type="float" office:value="1310000" calcext:value-type="float">
            <text:p>1310000</text:p>
          </table:table-cell>
          <table:table-cell table:style-name="ce11" table:formula="of:=['201806'.G65]+[.D64]-[.E64]" office:value-type="float" office:value="2935" calcext:value-type="float">
            <text:p>2935</text:p>
          </table:table-cell>
          <table:table-cell table:style-name="ce21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FLOOR([.C64]/[.H65])" office:value-type="string" office:string-value="" calcext:value-type="error">
            <text:p>Err:511</text:p>
          </table:table-cell>
          <table:table-cell table:style-name="ce11" table:formula="of:=FLOOR([.D64]/[.H65])" office:value-type="string" office:string-value="" calcext:value-type="error">
            <text:p>Err:511</text:p>
          </table:table-cell>
          <table:table-cell table:style-name="ce11" table:formula="of:=FLOOR([.E64]/[.H65])" office:value-type="string" office:string-value="" calcext:value-type="error">
            <text:p>Err:511</text:p>
          </table:table-cell>
          <table:table-cell table:style-name="ce11" table:formula="of:=FLOOR([.F64]/[.H65])" office:value-type="string" office:string-value="" calcext:value-type="error">
            <text:p>Err:511</text:p>
          </table:table-cell>
          <table:table-cell table:style-name="ce11" table:formula="of:=FLOOR([.G64]/[.H65])" office:value-type="string" office:string-value="" calcext:value-type="error">
            <text:p>Err:511</text:p>
          </table:table-cell>
          <table:table-cell table:style-name="ce22" table:formula="of:=[FOREX.C3]" office:value-type="float" office:value="8.1244" calcext:value-type="float">
            <text:p>8.1244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FLOOR([.C64]/[.H66])" office:value-type="string" office:string-value="" calcext:value-type="error">
            <text:p>Err:511</text:p>
          </table:table-cell>
          <table:table-cell table:style-name="ce11" table:formula="of:=FLOOR([.D64]/[.H66])" office:value-type="string" office:string-value="" calcext:value-type="error">
            <text:p>Err:511</text:p>
          </table:table-cell>
          <table:table-cell table:style-name="ce11" table:formula="of:=FLOOR([.E64]/[.H66])" office:value-type="string" office:string-value="" calcext:value-type="error">
            <text:p>Err:511</text:p>
          </table:table-cell>
          <table:table-cell table:style-name="ce11" table:formula="of:=FLOOR([.F64]/[.H66])" office:value-type="string" office:string-value="" calcext:value-type="error">
            <text:p>Err:511</text:p>
          </table:table-cell>
          <table:table-cell table:style-name="ce20" table:formula="of:=FLOOR([.G64]/[.H66])" office:value-type="string" office:string-value="" calcext:value-type="error">
            <text:p>Err:511</text:p>
          </table:table-cell>
          <table:table-cell table:style-name="ce23" table:formula="of:=[FOREX.C4]" office:value-type="float" office:value="8.14" calcext:value-type="float">
            <text:p>8.14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table:table-column table:style-name="co1" table:number-columns-repeated="3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5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8-01" calcext:value-type="date" table:number-columns-spanned="1" table:number-rows-spanned="2">
            <text:p>2018-08-0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2" calcext:value-type="date" table:number-columns-spanned="1" table:number-rows-spanned="2">
            <text:p>2018-08-0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3" calcext:value-type="date" table:number-columns-spanned="1" table:number-rows-spanned="2">
            <text:p>2018-08-0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4" calcext:value-type="date" table:number-columns-spanned="1" table:number-rows-spanned="2">
            <text:p>2018-08-0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5" calcext:value-type="date" table:number-columns-spanned="1" table:number-rows-spanned="2">
            <text:p>2018-08-0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6" calcext:value-type="date" table:number-columns-spanned="1" table:number-rows-spanned="2">
            <text:p>2018-08-0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7" calcext:value-type="date" table:number-columns-spanned="1" table:number-rows-spanned="2">
            <text:p>2018-08-0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8" calcext:value-type="date" table:number-columns-spanned="1" table:number-rows-spanned="2">
            <text:p>2018-08-0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9" calcext:value-type="date" table:number-columns-spanned="1" table:number-rows-spanned="2">
            <text:p>2018-08-0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0" calcext:value-type="date" table:number-columns-spanned="1" table:number-rows-spanned="2">
            <text:p>2018-08-1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1" calcext:value-type="date" table:number-columns-spanned="1" table:number-rows-spanned="2">
            <text:p>2018-08-1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2" calcext:value-type="date" table:number-columns-spanned="1" table:number-rows-spanned="2">
            <text:p>2018-08-1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3" calcext:value-type="date" table:number-columns-spanned="1" table:number-rows-spanned="2">
            <text:p>2018-08-1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4" calcext:value-type="date" table:number-columns-spanned="1" table:number-rows-spanned="2">
            <text:p>2018-08-1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5" calcext:value-type="date" table:number-columns-spanned="1" table:number-rows-spanned="2">
            <text:p>2018-08-1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6" calcext:value-type="date" table:number-columns-spanned="1" table:number-rows-spanned="2">
            <text:p>2018-08-1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7" calcext:value-type="date" table:number-columns-spanned="1" table:number-rows-spanned="2">
            <text:p>2018-08-1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8" calcext:value-type="date" table:number-columns-spanned="1" table:number-rows-spanned="2">
            <text:p>2018-08-1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9" calcext:value-type="date" table:number-columns-spanned="1" table:number-rows-spanned="2">
            <text:p>2018-08-1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0" calcext:value-type="date" table:number-columns-spanned="1" table:number-rows-spanned="2">
            <text:p>2018-08-2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1" calcext:value-type="date" table:number-columns-spanned="1" table:number-rows-spanned="2">
            <text:p>2018-08-2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2" calcext:value-type="date" table:number-columns-spanned="1" table:number-rows-spanned="2">
            <text:p>2018-08-2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3" calcext:value-type="date" table:number-columns-spanned="1" table:number-rows-spanned="2">
            <text:p>2018-08-2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4" calcext:value-type="date" table:number-columns-spanned="1" table:number-rows-spanned="2">
            <text:p>2018-08-2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5" calcext:value-type="date" table:number-columns-spanned="1" table:number-rows-spanned="2">
            <text:p>2018-08-2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6" calcext:value-type="date" table:number-columns-spanned="1" table:number-rows-spanned="2">
            <text:p>2018-08-2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7" calcext:value-type="date" table:number-columns-spanned="1" table:number-rows-spanned="2">
            <text:p>2018-08-2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8" calcext:value-type="date" table:number-columns-spanned="1" table:number-rows-spanned="2">
            <text:p>2018-08-2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9" calcext:value-type="date" table:number-columns-spanned="1" table:number-rows-spanned="2">
            <text:p>2018-08-2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30" calcext:value-type="date" table:number-columns-spanned="1" table:number-rows-spanned="2">
            <text:p>2018-08-3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24" office:value-type="date" office:date-value="2018-08-31" calcext:value-type="date" table:number-columns-spanned="1" table:number-rows-spanned="2">
            <text:p>2018-08-3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25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0" calcext:value-type="float">
            <text:p>0</text:p>
          </table:table-cell>
          <table:table-cell table:style-name="ce11" table:formula="of:=SUM([.D2:.D63])" office:value-type="float" office:value="0" calcext:value-type="float">
            <text:p>0</text:p>
          </table:table-cell>
          <table:table-cell table:style-name="ce11" table:formula="of:=SUM([.E2:.E63])" office:value-type="float" office:value="0" calcext:value-type="float">
            <text:p>0</text:p>
          </table:table-cell>
          <table:table-cell table:style-name="ce11" table:formula="of:=['201807'.F64]+[.C64]-[.D64]" office:value-type="float" office:value="1310000" calcext:value-type="float">
            <text:p>1310000</text:p>
          </table:table-cell>
          <table:table-cell table:style-name="ce11" table:formula="of:=['201807'.G64]+[.D64]-[.E64]" office:value-type="float" office:value="2935" calcext:value-type="float">
            <text:p>2935</text:p>
          </table:table-cell>
          <table:table-cell table:style-name="ce21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ROUND([.C64]/[.H65])" office:value-type="float" office:value="0" calcext:value-type="float">
            <text:p>0</text:p>
          </table:table-cell>
          <table:table-cell table:style-name="ce11" table:formula="of:=ROUND([.D64]/[.H65])" office:value-type="float" office:value="0" calcext:value-type="float">
            <text:p>0</text:p>
          </table:table-cell>
          <table:table-cell table:style-name="ce11" table:formula="of:=ROUND([.E64]/[.H65])" office:value-type="float" office:value="0" calcext:value-type="float">
            <text:p>0</text:p>
          </table:table-cell>
          <table:table-cell table:style-name="ce11" table:formula="of:=ROUND([.F64]/[.H65])" office:value-type="float" office:value="161243" calcext:value-type="float">
            <text:p>161243</text:p>
          </table:table-cell>
          <table:table-cell table:style-name="ce11" table:formula="of:=FLOOR([.G64]/[.H65])" office:value-type="string" office:string-value="" calcext:value-type="error">
            <text:p>Err:511</text:p>
          </table:table-cell>
          <table:table-cell table:style-name="ce22" table:formula="of:=[FOREX.C5]" office:value-type="float" office:value="8.1244" calcext:value-type="float">
            <text:p>8.1244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ROUND([.C64]/[.H66])" office:value-type="float" office:value="0" calcext:value-type="float">
            <text:p>0</text:p>
          </table:table-cell>
          <table:table-cell table:style-name="ce11" table:formula="of:=ROUND([.D64]/[.H66])" office:value-type="float" office:value="0" calcext:value-type="float">
            <text:p>0</text:p>
          </table:table-cell>
          <table:table-cell table:style-name="ce11" table:formula="of:=ROUND([.E64]/[.H66])" office:value-type="float" office:value="0" calcext:value-type="float">
            <text:p>0</text:p>
          </table:table-cell>
          <table:table-cell table:style-name="ce11" table:formula="of:=ROUND([.F64]/[.H66])" office:value-type="float" office:value="160934" calcext:value-type="float">
            <text:p>160934</text:p>
          </table:table-cell>
          <table:table-cell table:style-name="ce20" table:formula="of:=FLOOR([.G64]/[.H66])" office:value-type="string" office:string-value="" calcext:value-type="error">
            <text:p>Err:511</text:p>
          </table:table-cell>
          <table:table-cell table:style-name="ce23" table:formula="of:=[FOREX.C6]" office:value-type="float" office:value="8.14" calcext:value-type="float">
            <text:p>8.14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27"/>
        <table:table-column table:style-name="co5" table:default-cell-style-name="ce27"/>
        <table:table-column table:style-name="co3" table:default-cell-style-name="ce27"/>
        <table:table-column table:style-name="co1" table:number-columns-repeated="1014" table:default-cell-style-name="ce27"/>
        <table:table-column table:style-name="co1" table:default-cell-style-name="Default"/>
        <table:table-row table:style-name="ro10">
          <table:table-cell table:style-name="ce11" office:value-type="string" calcext:value-type="string">
            <text:p>日期</text:p>
          </table:table-cell>
          <table:table-cell table:style-name="ce11" office:value-type="string" calcext:value-type="string">
            <text:p>事项</text:p>
          </table:table-cell>
          <table:table-cell table:style-name="ce11" office:value-type="string" calcext:value-type="string">
            <text:p>收入</text:p>
          </table:table-cell>
          <table:table-cell table:style-name="ce11" office:value-type="string" calcext:value-type="string">
            <text:p>提款</text:p>
          </table:table-cell>
          <table:table-cell table:style-name="ce11" office:value-type="string" calcext:value-type="string">
            <text:p>支出</text:p>
          </table:table-cell>
          <table:table-cell table:style-name="ce11" office:value-type="string" calcext:value-type="string">
            <text:p>余额</text:p>
          </table:table-cell>
          <table:table-cell table:style-name="ce11" office:value-type="string" calcext:value-type="string">
            <text:p>零钱</text:p>
          </table:table-cell>
          <table:table-cell table:style-name="ce11" office:value-type="string" calcext:value-type="string">
            <text:p>备注</text:p>
          </table:table-cell>
          <table:table-cell table:style-name="ce11" table:number-columns-repeated="1015"/>
          <table:table-cell/>
        </table:table-row>
        <table:table-row table:style-name="ro1">
          <table:table-cell table:style-name="ce26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26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6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26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26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7">
          <table:covered-table-cell table:style-name="ce26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6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26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26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26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8"/>
          <table:table-cell table:number-columns-repeated="1016"/>
        </table:table-row>
        <table:table-row table:style-name="ro1">
          <table:table-cell table:style-name="ce26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0">
          <table:table-cell table:style-name="ce11" office:value-type="string" calcext:value-type="string">
            <text:p>总计</text:p>
          </table:table-cell>
          <table:table-cell table:style-name="ce11" office:value-type="string" calcext:value-type="string">
            <text:p>All</text:p>
          </table:table-cell>
          <table:table-cell table:style-name="ce11" table:formula="of:=SUM([.C2:.C43])" office:value-type="float" office:value="161945" calcext:value-type="float">
            <text:p>161945</text:p>
          </table:table-cell>
          <table:table-cell table:style-name="ce11" table:formula="of:=SUM([.D2:.D43])" office:value-type="float" office:value="185445" calcext:value-type="float">
            <text:p>185445</text:p>
          </table:table-cell>
          <table:table-cell table:style-name="ce11" table:formula="of:=SUM([.E2:.E43])" office:value-type="float" office:value="183645" calcext:value-type="float">
            <text:p>183645</text:p>
          </table:table-cell>
          <table:table-cell table:style-name="ce11" table:formula="of:=['201806'.F65]+[.C44]-[.D44]" office:value-type="float" office:value="1286500" calcext:value-type="float">
            <text:p>1286500</text:p>
          </table:table-cell>
          <table:table-cell table:style-name="ce11" table:formula="of:=['201806'.G65]+[.D44]-[.E44]" office:value-type="float" office:value="4735" calcext:value-type="float">
            <text:p>4735</text:p>
          </table:table-cell>
          <table:table-cell table:style-name="ce11" table:number-columns-repeated="1016"/>
          <table:table-cell/>
        </table:table-row>
        <table:table-row table:style-name="ro1">
          <table:table-cell table:style-name="ce11" office:value-type="string" calcext:value-type="string">
            <text:p>RMB</text:p>
          </table:table-cell>
          <table:table-cell table:style-name="ce11"/>
          <table:table-cell table:style-name="ce11" table:formula="of:=ROUND([.C44]/7.3)" office:value-type="float" office:value="22184" calcext:value-type="float">
            <text:p>22184</text:p>
          </table:table-cell>
          <table:table-cell table:style-name="ce11" table:formula="of:=ROUND([.D44]/7.3)" office:value-type="float" office:value="25403" calcext:value-type="float">
            <text:p>25403</text:p>
          </table:table-cell>
          <table:table-cell table:style-name="ce11" table:formula="of:=ROUND([.E44]/7.3)" office:value-type="float" office:value="25157" calcext:value-type="float">
            <text:p>25157</text:p>
          </table:table-cell>
          <table:table-cell table:style-name="ce11" table:formula="of:=ROUND([.F44]/7.3)" office:value-type="float" office:value="176233" calcext:value-type="float">
            <text:p>176233</text:p>
          </table:table-cell>
          <table:table-cell table:style-name="ce11" table:formula="of:=[.C45]-[.E45]" office:value-type="float" office:value="-2973" calcext:value-type="float">
            <text:p>-2973</text:p>
          </table:table-cell>
          <table:table-cell table:style-name="ce11" table:number-columns-repeated="1016"/>
          <table:table-cell table:style-name="ce2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1806'.A1:'201806'.H65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 style:data-style-name="N2" text:time-value="21:28:34.175060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6-28T21:28:49.639815919</dc:date>
    <meta:editing-duration>P5DT46M37S</meta:editing-duration>
    <meta:editing-cycles>306</meta:editing-cycles>
    <meta:generator>LibreOffice/4.2.8.2$Linux_X86_64 LibreOffice_project/420m0$Build-2</meta:generator>
    <meta:document-statistic meta:table-count="5" meta:cell-count="454" meta:object-count="0"/>
  </office:meta>
</office:document-meta>
</file>